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FS.createManager( final String manager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VFS.isUriSty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FS.setUriStyle( boolean uriSty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FS.V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FS.get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